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d81" officeooo:paragraph-rsid="001a1d8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df1" officeooo:paragraph-rsid="001bedf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e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7th</text:span> of <text:span text:style-name="T5">June</text:span> 202<text:span text:style-name="T5">2</text:span> under the <text:span text:style-name="T5">17th</text:span> PA Meeting.</text:p>
      <text:p text:style-name="P1"/>
      <text:p text:style-name="P1">The Assembly, recognising the current situation,</text:p>
      <text:p text:style-name="P1"/>
      <text:p text:style-name="P5">Constitutes the need to implement the brewery plugin, because:</text:p>
      <text:p text:style-name="P5">1. It adds a RP element to the game. we can all drink together.</text:p>
      <text:p text:style-name="P5">2. It adds a new economic element to the game. there are cheap drinks that are easy to make and expensive ones that are harder to make.</text:p>
      <text:p text:style-name="P5">3. You can use it to add drinks! we can add things like tea or berry juice.</text:p>
      <text:p text:style-name="P5">4. people can build bars and taverns!! so Thanster and Eldegron can finally get some bitches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_yoran_</text:p>
      <text:p text:style-name="P1"/>
      <text:p text:style-name="P1"/>
      <text:p text:style-name="P1"/>
      <text:p text:style-name="Standard"><text:span text:style-name="T1">[</text:span><text:span text:style-name="T2">Motion 17-2: To implement the brewery plugin, without alcohol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12:26:50.305965218</dc:date>
    <meta:editing-duration>PT3M19S</meta:editing-duration>
    <meta:editing-cycles>8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12" meta:word-count="119" meta:character-count="665" meta:non-whitespace-character-count="558"/>
  </office:meta>
</office:document-meta>
</file>